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e school performed two kinds of tests on its students. The first was a straightforward IQ test, designed in large part to determine the problem-solving capacities of each candidate. However, on its own it was deemed incomplete to assess intelligence properly; the dean of the institution was a doctor in neurology. He postulated that intelligence was a highly complex, multi-faceted attribute. As such, early in his tenure, he imposed another test: this test was meant to measure the raw capabilities of each student.</text:p>
      <text:p text:style-name="Normal">It consisted in multiple parts: the first would test students’ data processing speed by giving them small amount of time to read large and/or complex bodies of text and answering questions on what they just read. The second phase measured computational power: the students would have to mentally compute mathematical operations and algorithmic puzzles. Third came comprehension and the ability to organise large and complex bodies of information. Students were required to explain, in their own words, a concept presented to them only minutes before, and they would also need to solve problems for which organising data was crucial. The fourth and final part was intended to quantify the subjects’ creativity, their ability to think both inside and out of the box in order to come up with solutions to what were essentially enigma.</text:p>
      <text:p text:style-name="Normal">Because of how heavy it was, this second test was held over the course of four days, one for each phase, something also done in part to allow the students to rest and showcase their full capacities for each part.</text:p>
      <text:p text:style-name="Normal"/>
      <text:p text:style-name="Normal">Add to it measuring mental stamina. Stamina, not concentration. How many basic computations can they perform before tiring out and making a mistak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